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4b583" officeooo:paragraph-rsid="0014b583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63e50" officeooo:paragraph-rsid="00163e50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2pt" fo:font-weight="bold" officeooo:rsid="0014b583" officeooo:paragraph-rsid="0014b583" style:font-size-asian="10.5pt" style:font-weight-asian="bold" style:font-size-complex="12pt" style:font-weight-complex="bold"/>
    </style:style>
    <style:style style:name="P4" style:family="paragraph" style:parent-style-name="Standard">
      <style:text-properties officeooo:paragraph-rsid="00163e5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12pt" fo:font-style="normal" fo:font-weight="normal" officeooo:rsid="00163e50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PFS</text:p>
      <text:p text:style-name="P1"/>
      <text:p text:style-name="P3">Conceito: <text:span text:style-name="T1">um lugar onde é possível qualquer um armazenar objetos(diretórios, arquivos, links, etc), que são identificados por </text:span><text:span text:style-name="T2">hashs </text:span><text:span text:style-name="T4">que são gerados apartir do conteúdo do objeto.</text:span></text:p>
      <text:p text:style-name="P3"><text:span text:style-name="T4">Cada computador que está usando a rede gera um backup, assim se o serviço cair ainda será possível acessar os arquivos que foram armazenados na rede.</text:span></text:p>
      <text:p text:style-name="P3"><text:span text:style-name="T4">Com um serviço por um P2P, onde cada vez que fosse preciso acessar algum arquivo, seria necessario somente verificar se maquinas vizinhas não o contém.</text:span></text:p>
      <text:p text:style-name="P3"><text:span text:style-name="T4"/></text:p>
      <text:p text:style-name="P2"><text:span text:style-name="T3">Links úteis</text:span></text:p>
      <text:p text:style-name="P4"><text:span text:style-name="T5">IPFS – Guia Definitivo: </text:span><text:a xlink:type="simple" xlink:href="https://medium.com/clebertech/o-guia-definitivo-do-ipfs-2e87d684e355" text:style-name="Internet_20_link" text:visited-style-name="Visited_20_Internet_20_Link"><text:span text:style-name="T3">https://medium.com/clebertech/o-guia-definitivo-do-ipfs-2e87d684e355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0:31:03.856760564</meta:creation-date>
    <dc:date>2019-06-07T10:55:37.201476627</dc:date>
    <meta:editing-duration>PT14M23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84" meta:character-count="585" meta:non-whitespace-character-count="506"/>
  </office:meta>
</office:document-meta>
</file>